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3" table:style-name="ta1">
        <table:shapes>
          <draw:frame draw:z-index="0" draw:style-name="gr1" draw:text-style-name="P1" svg:width="259.09mm" svg:height="149.82mm" svg:x="161.24mm" svg:y="5.32mm">
            <loext:p draw:notify-on-update-of-ranges="log3.B19:log3.B19 log3.B20:log3.B31 log3.C19:log3.C19 log3.C20:log3.C31 log3.D19:log3.D19 log3.D20:log3.D31 log3.E19:log3.E19 log3.E20:log3.E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6.4mm" svg:height="139.45mm" svg:x="145.62mm" svg:y="154.59mm">
            <loext:p draw:notify-on-update-of-ranges="log3.B35:log3.B35 log3.B36:log3.B47 log3.C35:log3.C35 log3.C36:log3.C47 log3.B35:log3.B35 log3.B36:log3.B47 log3.D35:log3.D35 log3.D36:log3.D47 log3.B35:log3.B35 log3.B36:log3.B47 log3.E35:log3.E35 log3.E36:log3.E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 de pruning</text:p>
          </table:table-cell>
          <table:table-cell office:value-type="string" calcext:value-type="string">
            <text:p>taille de l'échiquier</text:p>
          </table:table-cell>
          <table:table-cell office:value-type="string" calcext:value-type="string">
            <text:p>Forward checking</text:p>
          </table:table-cell>
          <table:table-cell office:value-type="string" calcext:value-type="string">
            <text:p>Arc consistency</text:p>
          </table:table-cell>
          <table:table-cell office:value-type="string" calcext:value-type="string">
            <text:p>Backtracking</text:p>
          </table:table-cell>
          <table:table-cell table:number-columns-repeated="3"/>
          <table:table-cell office:value-type="string" calcext:value-type="string">
            <text:p>arcsolutions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5" calcext:value-type="float">
            <text:p>5</text:p>
          </table:table-cell>
          <table:table-cell office:value-type="float" office:value="614" calcext:value-type="float">
            <text:p>614</text:p>
          </table:table-cell>
          <table:table-cell office:value-type="float" office:value="554" calcext:value-type="float">
            <text:p>554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6" calcext:value-type="float">
            <text:p>6</text:p>
          </table:table-cell>
          <table:table-cell office:value-type="float" office:value="2276" calcext:value-type="float">
            <text:p>2276</text:p>
          </table:table-cell>
          <table:table-cell office:value-type="float" office:value="2101" calcext:value-type="float">
            <text:p>2101</text:p>
          </table:table-cell>
          <table:table-cell office:value-type="float" office:value="10180" calcext:value-type="float">
            <text:p>1018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7" calcext:value-type="float">
            <text:p>7</text:p>
          </table:table-cell>
          <table:table-cell office:value-type="float" office:value="8248" calcext:value-type="float">
            <text:p>8248</text:p>
          </table:table-cell>
          <table:table-cell office:value-type="float" office:value="9438" calcext:value-type="float">
            <text:p>9438</text:p>
          </table:table-cell>
          <table:table-cell office:value-type="float" office:value="44823" calcext:value-type="float">
            <text:p>44823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8" calcext:value-type="float">
            <text:p>8</text:p>
          </table:table-cell>
          <table:table-cell office:value-type="float" office:value="3117828" calcext:value-type="float">
            <text:p>3117828</text:p>
          </table:table-cell>
          <table:table-cell office:value-type="float" office:value="3931745" calcext:value-type="float">
            <text:p>3931745</text:p>
          </table:table-cell>
          <table:table-cell office:value-type="float" office:value="265166" calcext:value-type="float">
            <text:p>265166</text:p>
          </table:table-cell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9" calcext:value-type="float">
            <text:p>9</text:p>
          </table:table-cell>
          <table:table-cell office:value-type="float" office:value="4186824" calcext:value-type="float">
            <text:p>4186824</text:p>
          </table:table-cell>
          <table:table-cell office:value-type="float" office:value="5076712" calcext:value-type="float">
            <text:p>5076712</text:p>
          </table:table-cell>
          <table:table-cell office:value-type="float" office:value="1784290" calcext:value-type="float">
            <text:p>1784290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73572" calcext:value-type="float">
            <text:p>5473572</text:p>
          </table:table-cell>
          <table:table-cell office:value-type="float" office:value="6843791" calcext:value-type="float">
            <text:p>6843791</text:p>
          </table:table-cell>
          <table:table-cell office:value-type="float" office:value="3320564" calcext:value-type="float">
            <text:p>3320564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273396" calcext:value-type="float">
            <text:p>8273396</text:p>
          </table:table-cell>
          <table:table-cell office:value-type="float" office:value="9926070" calcext:value-type="float">
            <text:p>9926070</text:p>
          </table:table-cell>
          <table:table-cell office:value-type="float" office:value="4549254" calcext:value-type="float">
            <text:p>4549254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597212" calcext:value-type="float">
            <text:p>10597212</text:p>
          </table:table-cell>
          <table:table-cell office:value-type="float" office:value="14027267" calcext:value-type="float">
            <text:p>14027267</text:p>
          </table:table-cell>
          <table:table-cell office:value-type="float" office:value="6553448" calcext:value-type="float">
            <text:p>6553448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876419" calcext:value-type="float">
            <text:p>10876419</text:p>
          </table:table-cell>
          <table:table-cell office:value-type="float" office:value="13263265" calcext:value-type="float">
            <text:p>13263265</text:p>
          </table:table-cell>
          <table:table-cell office:value-type="float" office:value="8402667" calcext:value-type="float">
            <text:p>840266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418400" calcext:value-type="float">
            <text:p>13418400</text:p>
          </table:table-cell>
          <table:table-cell office:value-type="float" office:value="16058041" calcext:value-type="float">
            <text:p>16058041</text:p>
          </table:table-cell>
          <table:table-cell office:value-type="float" office:value="10646621" calcext:value-type="float">
            <text:p>1064662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aille de l'échiquier</text:p>
          </table:table-cell>
          <table:table-cell office:value-type="string" calcext:value-type="string">
            <text:p>Forward checking</text:p>
          </table:table-cell>
          <table:table-cell office:value-type="string" calcext:value-type="string">
            <text:p>Backtracking</text:p>
          </table:table-cell>
          <table:table-cell office:value-type="string" calcext:value-type="string">
            <text:p>Arc consisten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397" calcext:value-type="float">
            <text:p>397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office:value-type="float" office:value="1736" calcext:value-type="float">
            <text:p>1736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6" calcext:value-type="float">
            <text:p>6</text:p>
          </table:table-cell>
          <table:table-cell office:value-type="float" office:value="1993" calcext:value-type="float">
            <text:p>1993</text:p>
          </table:table-cell>
          <table:table-cell office:value-type="float" office:value="8850" calcext:value-type="float">
            <text:p>8850</text:p>
          </table:table-cell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7" calcext:value-type="float">
            <text:p>7</text:p>
          </table:table-cell>
          <table:table-cell office:value-type="float" office:value="7054" calcext:value-type="float">
            <text:p>7054</text:p>
          </table:table-cell>
          <table:table-cell office:value-type="float" office:value="50468" calcext:value-type="float">
            <text:p>50468</text:p>
          </table:table-cell>
          <table:table-cell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8" calcext:value-type="float">
            <text:p>8</text:p>
          </table:table-cell>
          <table:table-cell office:value-type="float" office:value="3563572" calcext:value-type="float">
            <text:p>3563572</text:p>
          </table:table-cell>
          <table:table-cell office:value-type="float" office:value="312203" calcext:value-type="float">
            <text:p>312203</text:p>
          </table:table-cell>
          <table:table-cell office:value-type="float" office:value="4402987" calcext:value-type="float">
            <text:p>4402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9" calcext:value-type="float">
            <text:p>9</text:p>
          </table:table-cell>
          <table:table-cell office:value-type="float" office:value="4828691" calcext:value-type="float">
            <text:p>4828691</text:p>
          </table:table-cell>
          <table:table-cell office:value-type="float" office:value="2079831" calcext:value-type="float">
            <text:p>2079831</text:p>
          </table:table-cell>
          <table:table-cell office:value-type="float" office:value="5789604" calcext:value-type="float">
            <text:p>57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10" calcext:value-type="float">
            <text:p>10</text:p>
          </table:table-cell>
          <table:table-cell office:value-type="float" office:value="6126444" calcext:value-type="float">
            <text:p>6126444</text:p>
          </table:table-cell>
          <table:table-cell office:value-type="float" office:value="3860050" calcext:value-type="float">
            <text:p>3860050</text:p>
          </table:table-cell>
          <table:table-cell office:value-type="float" office:value="7606861" calcext:value-type="float">
            <text:p>7606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11" calcext:value-type="float">
            <text:p>11</text:p>
          </table:table-cell>
          <table:table-cell office:value-type="float" office:value="9200236" calcext:value-type="float">
            <text:p>9200236</text:p>
          </table:table-cell>
          <table:table-cell office:value-type="float" office:value="5222936" calcext:value-type="float">
            <text:p>5222936</text:p>
          </table:table-cell>
          <table:table-cell office:value-type="float" office:value="10906822" calcext:value-type="float">
            <text:p>10906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12" calcext:value-type="float">
            <text:p>12</text:p>
          </table:table-cell>
          <table:table-cell office:value-type="float" office:value="11704472" calcext:value-type="float">
            <text:p>11704472</text:p>
          </table:table-cell>
          <table:table-cell office:value-type="float" office:value="7389783" calcext:value-type="float">
            <text:p>7389783</text:p>
          </table:table-cell>
          <table:table-cell office:value-type="float" office:value="15563841" calcext:value-type="float">
            <text:p>15563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13" calcext:value-type="float">
            <text:p>13</text:p>
          </table:table-cell>
          <table:table-cell office:value-type="float" office:value="12582801" calcext:value-type="float">
            <text:p>12582801</text:p>
          </table:table-cell>
          <table:table-cell office:value-type="float" office:value="9289565" calcext:value-type="float">
            <text:p>9289565</text:p>
          </table:table-cell>
          <table:table-cell office:value-type="float" office:value="14972252" calcext:value-type="float">
            <text:p>14972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14" calcext:value-type="float">
            <text:p>14</text:p>
          </table:table-cell>
          <table:table-cell office:value-type="float" office:value="15553949" calcext:value-type="float">
            <text:p>15553949</text:p>
          </table:table-cell>
          <table:table-cell office:value-type="float" office:value="11759761" calcext:value-type="float">
            <text:p>11759761</text:p>
          </table:table-cell>
          <table:table-cell office:value-type="float" office:value="51226" calcext:value-type="float">
            <text:p>51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15" calcext:value-type="float">
            <text:p>15</text:p>
          </table:table-cell>
          <table:table-cell office:value-type="float" office:value="20198062" calcext:value-type="float">
            <text:p>20198062</text:p>
          </table:table-cell>
          <table:table-cell office:value-type="float" office:value="14576872" calcext:value-type="float">
            <text:p>14576872</text:p>
          </table:table-cell>
          <table:table-cell office:value-type="float" office:value="81342" calcext:value-type="float">
            <text:p>81342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aille de l'échiquier</text:p>
          </table:table-cell>
          <table:table-cell office:value-type="string" calcext:value-type="string">
            <text:p>Forward checking</text:p>
          </table:table-cell>
          <table:table-cell office:value-type="string" calcext:value-type="string">
            <text:p>Backtracking</text:p>
          </table:table-cell>
          <table:table-cell office:value-type="string" calcext:value-type="string">
            <text:p>Arc consistency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52" calcext:value-type="float">
            <text:p>35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C_CONS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_CONS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_CONS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_CON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_CONS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_CONS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_CONS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5:08:43.866951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05:31:32.784036604</dc:date>
    <meta:editing-duration>PT21M1S</meta:editing-duration>
    <meta:editing-cycles>4</meta:editing-cycles>
    <meta:generator>LibreOffice/5.1.6.2$Linux_X86_64 LibreOffice_project/10m0$Build-2</meta:generator>
    <meta:document-statistic meta:table-count="1" meta:cell-count="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treat-empty-cells="ignore" chart:spline-order="2" chart:spline-resolution="11" chart:right-angled-axes="true"/>
    </style:style>
    <style:style style:name="ch5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1cm" svg:height="14.983cm" xlink:href=".." xlink:type="simple" chart:class="chart:scatter" chart:style-name="ch1">
        <chart:title svg:x="6.813cm" svg:y="0.434cm" chart:style-name="ch2">
          <text:p>Temps processeur nécessaire à la complétion d'un résolveur 
du problème des reines en fonction de la taille de l'échiquier</text:p>
        </chart:title>
        <chart:legend svg:x="21.345cm" svg:y="6.694cm" style:legend-expansion="custom" chartooo:width="3.833cm" chartooo:height="1.594cm" style:legend-expansion-aspect-ratio="2.40464240903388" chart:style-name="ch3"/>
        <chart:plot-area chart:style-name="ch4" table:cell-range-address="log3.B19:log3.E31" chart:data-source-has-labels="both" svg:x="3.187cm" svg:y="1.974cm" svg:width="17.228cm" svg:height="11.423cm">
          <chartooo:coordinate-region svg:x="5.105cm" svg:y="2.174cm" svg:width="15.123cm" svg:height="10.576cm"/>
          <chart:axis chart:dimension="x" chart:name="primary-x" chart:style-name="ch5" chartooo:axis-type="auto">
            <chart:title svg:x="10.368cm" svg:y="13.696cm" chart:style-name="ch6">
              <text:p>Taille de l'échiquier</text:p>
            </chart:title>
            <chart:categories table:cell-range-address="log3.B20:log3.B31"/>
          </chart:axis>
          <chart:axis chart:dimension="y" chart:name="primary-y" chart:style-name="ch7">
            <chart:title svg:x="2.109cm" svg:y="9.422cm" chart:style-name="ch8">
              <text:p>Temps CPU nécessaire</text:p>
            </chart:title>
            <chart:grid chart:style-name="ch9" chart:class="major"/>
          </chart:axis>
          <chart:series chart:style-name="ch10" chart:values-cell-range-address="log3.C20:log3.C31" chart:label-cell-address="log3.C19:log3.C19" chart:class="chart:scatter">
            <chart:domain table:cell-range-address="log3.B20:log3.B31"/>
            <chart:data-point chart:repeated="12"/>
          </chart:series>
          <chart:series chart:style-name="ch11" chart:values-cell-range-address="log3.D20:log3.D31" chart:label-cell-address="log3.D19:log3.D19" chart:class="chart:scatter">
            <chart:data-point chart:repeated="12"/>
          </chart:series>
          <chart:series chart:style-name="ch12" chart:values-cell-range-address="log3.E20:log3.E31" chart:label-cell-address="log3.E19:log3.E19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ward checking</text:p>
                <draw:g>
                  <svg:desc>log3.C19:log3.C19</svg:desc>
                </draw:g>
              </table:table-cell>
              <table:table-cell office:value-type="string">
                <text:p>Backtracking</text:p>
                <draw:g>
                  <svg:desc>log3.D19:log3.D19</svg:desc>
                </draw:g>
              </table:table-cell>
              <table:table-cell office:value-type="string">
                <text:p>Arc consistency</text:p>
                <draw:g>
                  <svg:desc>log3.E19:log3.E19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log3.B20:log3.B31</svg:desc>
                </draw:g>
              </table:table-cell>
              <table:table-cell office:value-type="float" office:value="118">
                <text:p>118</text:p>
                <draw:g>
                  <svg:desc>log3.C20:log3.C31</svg:desc>
                </draw:g>
              </table:table-cell>
              <table:table-cell office:value-type="float" office:value="397">
                <text:p>397</text:p>
                <draw:g>
                  <svg:desc>log3.D20:log3.D31</svg:desc>
                </draw:g>
              </table:table-cell>
              <table:table-cell office:value-type="float" office:value="368">
                <text:p>368</text:p>
                <draw:g>
                  <svg:desc>log3.E20:log3.E3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4">
                <text:p>534</text:p>
              </table:table-cell>
              <table:table-cell office:value-type="float" office:value="1736">
                <text:p>173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93">
                <text:p>1993</text:p>
              </table:table-cell>
              <table:table-cell office:value-type="float" office:value="8850">
                <text:p>8850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054">
                <text:p>7054</text:p>
              </table:table-cell>
              <table:table-cell office:value-type="float" office:value="50468">
                <text:p>50468</text:p>
              </table:table-cell>
              <table:table-cell office:value-type="float" office:value="10095">
                <text:p>100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63572">
                <text:p>3563572</text:p>
              </table:table-cell>
              <table:table-cell office:value-type="float" office:value="312203">
                <text:p>312203</text:p>
              </table:table-cell>
              <table:table-cell office:value-type="float" office:value="4402987">
                <text:p>44029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28691">
                <text:p>4828691</text:p>
              </table:table-cell>
              <table:table-cell office:value-type="float" office:value="2079831">
                <text:p>2079831</text:p>
              </table:table-cell>
              <table:table-cell office:value-type="float" office:value="5789604">
                <text:p>57896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26444">
                <text:p>6126444</text:p>
              </table:table-cell>
              <table:table-cell office:value-type="float" office:value="3860050">
                <text:p>3860050</text:p>
              </table:table-cell>
              <table:table-cell office:value-type="float" office:value="7606861">
                <text:p>76068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200236">
                <text:p>9200236</text:p>
              </table:table-cell>
              <table:table-cell office:value-type="float" office:value="5222936">
                <text:p>5222936</text:p>
              </table:table-cell>
              <table:table-cell office:value-type="float" office:value="10906822">
                <text:p>109068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704472">
                <text:p>11704472</text:p>
              </table:table-cell>
              <table:table-cell office:value-type="float" office:value="7389783">
                <text:p>7389783</text:p>
              </table:table-cell>
              <table:table-cell office:value-type="float" office:value="15563841">
                <text:p>155638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582801">
                <text:p>12582801</text:p>
              </table:table-cell>
              <table:table-cell office:value-type="float" office:value="9289565">
                <text:p>9289565</text:p>
              </table:table-cell>
              <table:table-cell office:value-type="float" office:value="14972252">
                <text:p>149722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553949">
                <text:p>15553949</text:p>
              </table:table-cell>
              <table:table-cell office:value-type="float" office:value="11759761">
                <text:p>11759761</text:p>
              </table:table-cell>
              <table:table-cell office:value-type="float" office:value="51226">
                <text:p>512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198062">
                <text:p>20198062</text:p>
              </table:table-cell>
              <table:table-cell office:value-type="float" office:value="14576872">
                <text:p>14576872</text:p>
              </table:table-cell>
              <table:table-cell office:value-type="float" office:value="81342">
                <text:p>81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41cm" svg:height="13.946cm" xlink:href=".." xlink:type="simple" chart:class="chart:scatter" chart:style-name="ch1">
        <chart:title svg:x="8.12cm" svg:y="0.413cm" chart:style-name="ch2">
          <text:p>Nombre de solutions trouvées au problème 
des reines en fonction de la taille de l'échiquier</text:p>
        </chart:title>
        <chart:legend chart:legend-position="end" svg:x="21.598cm" svg:y="6.176cm" style:legend-expansion="high" chart:style-name="ch3"/>
        <chart:plot-area chart:style-name="ch4" table:cell-range-address="log3.B35:log3.E47" chart:data-source-has-labels="row" svg:x="1.523cm" svg:y="1.974cm" svg:width="19.563cm" svg:height="10.713cm">
          <chartooo:coordinate-region svg:x="2.33cm" svg:y="2.173cm" svg:width="18.569cm" svg:height="9.867cm"/>
          <chart:axis chart:dimension="x" chart:name="primary-x" chart:style-name="ch5">
            <chart:title svg:x="9.871cm" svg:y="12.965cm" chart:style-name="ch6">
              <text:p>Taille de l'échiquier</text:p>
            </chart:title>
          </chart:axis>
          <chart:axis chart:dimension="y" chart:name="primary-y" chart:style-name="ch5">
            <chart:title svg:x="0.451cm" svg:y="9.544cm" chart:style-name="ch7">
              <text:p>Nombre de solutions trouvées</text:p>
            </chart:title>
            <chart:grid chart:style-name="ch8" chart:class="major"/>
          </chart:axis>
          <chart:series chart:style-name="ch9" chart:values-cell-range-address="log3.C36:log3.C47" chart:label-cell-address="log3.C35:log3.C35" chart:class="chart:scatter">
            <chart:domain table:cell-range-address="log3.B36:log3.B47"/>
            <chart:data-point chart:repeated="12"/>
          </chart:series>
          <chart:series chart:style-name="ch10" chart:values-cell-range-address="log3.D36:log3.D47" chart:label-cell-address="log3.D35:log3.D35" chart:class="chart:scatter">
            <chart:data-point chart:repeated="12"/>
          </chart:series>
          <chart:series chart:style-name="ch11" chart:values-cell-range-address="log3.E36:log3.E47" chart:label-cell-address="log3.E35:log3.E35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Forward checking</text:p>
                <draw:g>
                  <svg:desc>log3.C35:log3.C35</svg:desc>
                </draw:g>
              </table:table-cell>
              <table:table-cell office:value-type="string">
                <text:p>Backtracking</text:p>
                <draw:g>
                  <svg:desc>log3.D35:log3.D35</svg:desc>
                </draw:g>
              </table:table-cell>
              <table:table-cell office:value-type="string">
                <text:p>Arc consistency</text:p>
                <draw:g>
                  <svg:desc>log3.E35:log3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og3.B36:log3.B47</svg:desc>
                </draw:g>
              </table:table-cell>
              <table:table-cell office:value-type="float" office:value="2">
                <text:p>2</text:p>
                <draw:g>
                  <svg:desc>log3.C36:log3.C47</svg:desc>
                </draw:g>
              </table:table-cell>
              <table:table-cell office:value-type="float" office:value="2">
                <text:p>2</text:p>
                <draw:g>
                  <svg:desc>log3.D36:log3.D47</svg:desc>
                </draw:g>
              </table:table-cell>
              <table:table-cell office:value-type="float" office:value="2">
                <text:p>2</text:p>
                <draw:g>
                  <svg:desc>log3.E36:log3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352">
                <text:p>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77">
                <text:p>1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